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cffff" draw:fill="gradient" draw:fill-gradient-name="Yellow_20_Gradient_20_1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4" style:family="graphic" style:parent-style-name="standard">
      <style:graphic-properties svg:stroke-color="#ccffff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ccffff" draw:fill="gradient" draw:fill-gradient-name="Cyan_20_Gradient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ccffff" draw:fill="gradient" draw:fill-gradient-name="Gray_20_Gradient_20_2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svg:stroke-color="#ccffff" draw:fill="gradient" draw:fill-gradient-name="Orange_20_Gradient_20_1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4586" draw:marker-end="Arrow" draw:marker-end-width="0.3cm" draw:fill="none" draw:textarea-vertical-align="middle" draw:shadow="hidden"/>
    </style:style>
    <style:style style:name="gr10" style:family="graphic" style:parent-style-name="standard">
      <style:graphic-properties draw:stroke="none" svg:stroke-color="#ccffff" draw:fill="none" fo:min-height="0.713cm"/>
    </style:style>
    <style:style style:name="gr11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pr1" style:family="presentation" style:parent-style-name="Default1-title">
      <style:graphic-properties fo:min-height="3.506cm"/>
    </style:style>
    <style:style style:name="pr2" style:family="presentation" style:parent-style-name="Default1-notes">
      <style:graphic-properties draw:fill-color="#ffffff" draw:auto-grow-height="true" fo:min-height="13.364cm"/>
    </style:style>
    <style:style style:name="pr3" style:family="presentation" style:parent-style-name="Default1-notes">
      <style:graphic-properties draw:fill-color="#ffffff" fo:min-height="13.364cm"/>
    </style:style>
    <style:style style:name="pr4" style:family="presentation" style:parent-style-name="Default1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>
        <draw:frame presentation:style-name="pr1" draw:layer="layout" svg:width="25.199cm" svg:height="3.506cm" svg:x="1.2cm" svg:y="7cm" presentation:class="title" presentation:user-transformed="true">
          <draw:text-box>
            <text:p>Programme de visualisation de la corn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9">
        <draw:frame presentation:style-name="pr1" draw:layer="layout" svg:width="25.199cm" svg:height="3.506cm" svg:x="1.4cm" svg:y="-0.4cm" presentation:class="title" presentation:user-transformed="true">
          <draw:text-box>
            <text:p>Main</text:p>
          </draw:text-box>
        </draw:frame>
        <draw:custom-shape draw:style-name="gr2" draw:text-style-name="P1" xml:id="id5" draw:id="id5" draw:layer="layout" svg:width="6.056cm" svg:height="1.4cm" svg:x="10.644cm" svg:y="5.021cm">
          <text:p text:style-name="P1">Ouverture de fichi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6cm" svg:height="1.4cm" svg:x="9.9cm" svg:y="10.1cm">
          <text:p text:style-name="P1">Parser le fichier topo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708cm" svg:height="2.2cm" draw:transform="skewX (-0.0139626340159546) translate (10.861cm 12.6cm)">
          <text:p text:style-name="P1">Vecteur de mat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9.4cm" svg:height="1.4cm" svg:x="9.025cm" svg:y="16.241cm">
          <text:p text:style-name="P1">Visualisation de la cornée voulu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cm" svg:y1="11.5cm" svg:x2="13.715cm" svg:y2="12.6cm" draw:start-shape="id1" draw:start-glue-point="2" draw:end-shape="id2" svg:d="M13700 11500v550h15v550" svg:viewBox="0 0 16 1101">
          <text:p/>
        </draw:connector>
        <draw:connector draw:style-name="gr3" draw:text-style-name="P1" draw:layer="layout" svg:x1="13.745cm" svg:y1="14.8cm" svg:x2="13.725cm" svg:y2="16.241cm" draw:start-shape="id2" draw:start-glue-point="8" draw:end-shape="id3" svg:d="M13745 14800v721h-20v720" svg:viewBox="0 0 21 1442">
          <text:p/>
        </draw:connector>
        <draw:custom-shape draw:style-name="gr2" draw:text-style-name="P1" xml:id="id4" draw:id="id4" draw:layer="layout" svg:width="4cm" svg:height="1.6cm" svg:x="11.7cm" svg:y="7.4cm">
          <text:p text:style-name="P1">fich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5.2cm" svg:height="1cm" svg:x="11.1cm" svg:y="3cm">
          <text:p text:style-name="P1">Path du fichi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cm" svg:y1="9cm" svg:x2="13.7cm" svg:y2="10.1cm" draw:start-shape="id4" draw:start-glue-point="8" draw:end-shape="id1" draw:end-glue-point="0" svg:d="M13700 9000v1100" svg:viewBox="0 0 1 1101">
          <text:p/>
        </draw:connector>
        <draw:connector draw:style-name="gr3" draw:text-style-name="P1" draw:layer="layout" svg:x1="13.672cm" svg:y1="6.421cm" svg:x2="13.7cm" svg:y2="7.4cm" draw:start-shape="id5" draw:start-glue-point="2" draw:end-shape="id4" draw:end-glue-point="4" svg:d="M13672 6421v490h28v489" svg:viewBox="0 0 29 980">
          <text:p/>
        </draw:connector>
        <draw:connector draw:style-name="gr3" draw:text-style-name="P1" draw:layer="layout" svg:x1="13.7cm" svg:y1="4cm" svg:x2="13.672cm" svg:y2="5.021cm" draw:start-shape="id6" draw:start-glue-point="2" draw:end-shape="id5" draw:end-glue-point="0" svg:d="M13700 4000v511h-28v510" svg:viewBox="0 0 29 1022">
          <text:p/>
        </draw:connector>
        <draw:custom-shape draw:style-name="gr4" draw:text-style-name="P1" xml:id="id7" draw:id="id7" draw:layer="layout" svg:width="1.6cm" svg:height="1.2cm" svg:x="12.929cm" svg:y="1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725cm" svg:y1="17.641cm" svg:x2="13.729cm" svg:y2="19.318cm" draw:start-shape="id3" draw:start-glue-point="2" draw:end-shape="id7" draw:end-glue-point="4" svg:d="M13725 17641v839h4v838" svg:viewBox="0 0 5 1678">
          <text:p/>
        </draw:connector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19">
        <draw:frame presentation:style-name="pr1" draw:layer="layout" svg:width="25.199cm" svg:height="3.506cm" svg:x="1.4cm" svg:y="0.837cm" presentation:class="title">
          <draw:text-box>
            <text:p>Read TOPOS File</text:p>
          </draw:text-box>
        </draw:frame>
        <draw:custom-shape draw:style-name="gr2" draw:text-style-name="P1" draw:layer="layout" svg:width="9.4cm" svg:height="3.2cm" svg:x="0.2cm" svg:y="4cm">
          <text:p text:style-name="P1">Input </text:p>
          <text:p text:style-name="P1">Filename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2.4cm" svg:x="1.2cm" svg:y="8cm">
          <text:p text:style-name="P1">Ouverture du fichier</text:p>
          <text:p text:style-name="P1"><text:span text:style-name="T1">Input : filename</text:span></text:p>
          <text:p text:style-name="P1"><text:span text:style-name="T1">Output : ifstream (fil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3cm" svg:x="0.841cm" svg:y="11.281cm">
          <text:p text:style-name="P1">Parsing du fichier</text:p>
          <text:p text:style-name="P1"><text:span text:style-name="T1">Input : file</text:span></text:p>
          <text:p text:style-name="P1"><text:span text:style-name="T1">Output : vecteur de 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6cm" svg:x="17.8cm" svg:y="5cm">
          <text:p text:style-name="P1">Vecteur de matr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.8cm" svg:x="18.6cm" svg:y="8.6cm">
          <text:p text:style-name="P1">Liste des tableau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1T19">
        <draw:frame presentation:style-name="pr1" draw:layer="layout" svg:width="25.199cm" svg:height="3.506cm" svg:x="1.201cm" svg:y="8.2cm" presentation:class="title" presentation:user-transformed="true">
          <draw:text-box>
            <text:p>ParserString</text:p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1T19">
        <draw:frame presentation:style-name="pr1" draw:layer="layout" svg:width="25.199cm" svg:height="3.506cm" svg:x="1.4cm" svg:y="0.837cm" presentation:class="title">
          <draw:text-box>
            <text:p>Explode </text:p>
          </draw:text-box>
        </draw:frame>
        <draw:custom-shape draw:style-name="gr2" draw:text-style-name="P1" xml:id="id8" draw:id="id8" draw:layer="layout" svg:width="3.4cm" svg:height="1.6cm" svg:x="6.2cm" svg:y="7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7.4cm" svg:height="1.4cm" svg:x="12cm" svg:y="5.6cm">
          <text:p text:style-name="P1">Delimiter (string or char) 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6.8cm" svg:height="1.4cm" svg:x="12cm" svg:y="8.8cm">
          <text:p text:style-name="P1">Sentence (string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6cm" svg:y1="7.8cm" svg:x2="12cm" svg:y2="6.3cm" draw:start-shape="id8" draw:start-glue-point="1" draw:end-shape="id9" draw:end-glue-point="3" svg:d="M9600 7800h1200v-1500h1200" svg:viewBox="0 0 2401 1501">
          <text:p/>
        </draw:connector>
        <draw:connector draw:style-name="gr3" draw:text-style-name="P1" draw:layer="layout" draw:line-skew="-0.337cm" svg:x1="10.826cm" svg:y1="7.775cm" svg:x2="12cm" svg:y2="9.5cm" draw:end-shape="id10" svg:d="M10826 7775v1725h1174" svg:viewBox="0 0 1175 1726">
          <text:p/>
        </draw:connector>
        <draw:custom-shape draw:style-name="gr2" draw:text-style-name="P1" xml:id="id11" draw:id="id11" draw:layer="layout" svg:width="2.6cm" svg:height="1.4cm" svg:x="6.2cm" svg:y="14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6.6cm" svg:height="1.4cm" svg:x="12cm" svg:y="14cm">
          <text:p text:style-name="P1">Vecteur of str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8cm" svg:y1="14.7cm" svg:x2="12cm" svg:y2="14.7cm" draw:start-shape="id11" draw:start-glue-point="1" draw:end-shape="id12" draw:end-glue-point="3" svg:d="M8800 14700h3200" svg:viewBox="0 0 3201 1">
          <text:p/>
        </draw:connector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1T19">
        <draw:frame presentation:style-name="pr4" draw:layer="layout" svg:width="25.199cm" svg:height="3.506cm" svg:x="1.4cm" svg:y="0.837cm" presentation:class="title">
          <draw:text-box>
            <text:p>vectorToString</text:p>
          </draw:text-box>
        </draw:frame>
        <draw:custom-shape draw:style-name="gr2" draw:text-style-name="P1" xml:id="id13" draw:id="id13" draw:layer="layout" svg:width="2.457cm" svg:height="1.931cm" svg:x="7.3cm" svg:y="5.941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5.559cm" svg:height="1.607cm" svg:x="13.034cm" svg:y="6.119cm">
          <text:p text:style-name="P1">Vector of str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757cm" svg:y1="6.906cm" svg:x2="13.034cm" svg:y2="6.922cm" draw:start-shape="id13" draw:start-glue-point="1" draw:end-shape="id14" draw:end-glue-point="3" svg:d="M9757 6906h1638v16h1639" svg:viewBox="0 0 3278 17">
          <text:p/>
        </draw:connector>
        <draw:custom-shape draw:style-name="gr2" draw:text-style-name="P1" xml:id="id15" draw:id="id15" draw:layer="layout" svg:width="3cm" svg:height="1.2cm" svg:x="7.2cm" svg:y="10.4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2.6cm" svg:height="1.4cm" svg:x="14.8cm" svg:y="10.3cm">
          <text:p text:style-name="P1">cout</text:p>
          <draw:enhanced-geometry svg:viewBox="0 0 21600 21600" draw:type="rectangle" draw:enhanced-path="M 0 0 L 21600 0 21600 21600 0 21600 0 0 Z N"/>
        </draw:custom-shape>
        <draw:frame draw:style-name="gr6" draw:layer="layout" svg:width="9.578cm" svg:height="0.962cm" svg:x="1cm" svg:y="19.4cm">
          <draw:text-box>
            <text:p>Cout : affichage dans le terminal</text:p>
          </draw:text-box>
        </draw:frame>
        <draw:connector draw:style-name="gr3" draw:text-style-name="P1" draw:layer="layout" svg:x1="10.2cm" svg:y1="11cm" svg:x2="14.8cm" svg:y2="11cm" draw:start-shape="id15" draw:start-glue-point="1" draw:end-shape="id16" draw:end-glue-point="3" svg:d="M10200 11000h4600" svg:viewBox="0 0 4601 1">
          <text:p/>
        </draw:connector>
        <draw:custom-shape draw:style-name="gr7" draw:text-style-name="P1" draw:layer="layout" svg:width="5.8cm" svg:height="2.4cm" svg:x="18.2cm" svg:y="8.8cm">
          <text:p text:style-name="P1">Séparateur : « »</text:p>
          <draw:enhanced-geometry svg:viewBox="0 0 21600 21600" draw:text-areas="800 800 20800 20800" draw:type="round-rectangular-callout" draw:modifiers="-2747.94001034304 19341.9408579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1T19">
        <draw:frame presentation:style-name="pr1" draw:layer="layout" svg:width="25.199cm" svg:height="3.506cm" svg:x="1.4cm" svg:y="0.837cm" presentation:class="title">
          <draw:text-box>
            <text:p>vectorOfVectorToString</text:p>
          </draw:text-box>
        </draw:frame>
        <draw:custom-shape draw:style-name="gr2" draw:text-style-name="P1" xml:id="id21" draw:id="id21" draw:layer="layout" svg:width="8.8cm" svg:height="1.931cm" svg:x="12.9cm" svg:y="4.8cm">
          <text:p text:style-name="P1">Input</text:p>
          <text:p text:style-name="P1"><text:span text:style-name="T1">Vector of 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7.6cm" svg:height="2.4cm" svg:x="13.5cm" svg:y="8.3cm">
          <text:p text:style-name="P1">Extract a vector of string</text:p>
          <text:p text:style-name="P1"><text:span text:style-name="T1">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6.1cm" svg:height="1.4cm" svg:x="14.2cm" svg:y="16.2cm">
          <text:p text:style-name="P1">Affichage de la lis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3cm" svg:y1="13.8cm" svg:x2="17.25cm" svg:y2="16.2cm" draw:start-shape="id17" draw:start-glue-point="2" draw:end-shape="id18" draw:end-glue-point="0" svg:d="M17300 13800v1200h-50v1200" svg:viewBox="0 0 51 2401">
          <text:p/>
        </draw:connector>
        <draw:custom-shape draw:style-name="gr2" draw:text-style-name="P1" xml:id="id17" draw:id="id17" draw:layer="layout" svg:width="6.6cm" svg:height="1.8cm" svg:x="14cm" svg:y="12cm">
          <text:p text:style-name="P1">vectorToString</text:p>
          <draw:enhanced-geometry svg:viewBox="0 0 21600 21600" draw:type="rectangle" draw:enhanced-path="M 0 0 L 21600 0 21600 21600 0 21600 0 0 Z N"/>
        </draw:custom-shape>
        <draw:custom-shape draw:style-name="gr8" draw:text-style-name="P1" xml:id="id19" draw:id="id19" draw:layer="layout" svg:width="2cm" svg:height="1.8cm" svg:x="10.2cm" svg:y="10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cm" svg:y1="12.9cm" svg:x2="11.2cm" svg:y2="11.8cm" draw:start-shape="id17" draw:start-glue-point="3" draw:end-shape="id19" draw:end-glue-point="6" svg:d="M14000 12900h-2800v-1100" svg:viewBox="0 0 2801 1101">
          <text:p/>
        </draw:connector>
        <draw:connector draw:style-name="gr3" draw:text-style-name="P1" draw:layer="layout" svg:x1="11.2cm" svg:y1="10cm" svg:x2="13.5cm" svg:y2="9.5cm" draw:start-shape="id19" draw:start-glue-point="4" draw:end-shape="id20" draw:end-glue-point="3" svg:d="M11200 10000v-501h1651v1h649" svg:viewBox="0 0 2301 502">
          <text:p/>
        </draw:connector>
        <draw:connector draw:style-name="gr3" draw:text-style-name="P1" draw:layer="layout" svg:x1="17.3cm" svg:y1="6.731cm" svg:x2="17.3cm" svg:y2="8.3cm" draw:start-shape="id21" draw:start-glue-point="2" draw:end-shape="id20" draw:end-glue-point="0" svg:d="M17300 6731v1569" svg:viewBox="0 0 1 1570">
          <text:p/>
        </draw:connector>
        <draw:connector draw:style-name="gr3" draw:text-style-name="P1" draw:layer="layout" svg:x1="17.3cm" svg:y1="10.7cm" svg:x2="17.3cm" svg:y2="12cm" draw:start-shape="id20" draw:start-glue-point="2" draw:end-shape="id17" svg:d="M17300 10700v1300" svg:viewBox="0 0 1 1301">
          <text:p/>
        </draw:connector>
        <draw:frame draw:style-name="gr6" draw:layer="layout" svg:width="5.472cm" svg:height="0.962cm" svg:x="4.328cm" svg:y="10.4cm">
          <draw:text-box>
            <text:p text:style-name="P1">Input vecteur size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1T19">
        <draw:frame presentation:style-name="pr1" draw:layer="layout" svg:width="25.199cm" svg:height="3.506cm" svg:x="0.601cm" svg:y="0.094cm" presentation:class="title" presentation:user-transformed="true">
          <draw:text-box>
            <text:p>parserCSV</text:p>
          </draw:text-box>
        </draw:frame>
        <draw:custom-shape draw:style-name="gr2" draw:text-style-name="P1" xml:id="id24" draw:id="id24" draw:layer="layout" svg:width="10.4cm" svg:height="3.4cm" svg:x="7.8cm" svg:y="3cm">
          <text:p text:style-name="P1">Input</text:p>
          <text:p text:style-name="P1"><text:span text:style-name="T1">Path of the file (file)</text:span></text:p>
          <text:p text:style-name="P1"><text:span text:style-name="T1">Pointer Vector of string vector</text:span></text:p>
          <text:p text:style-name="P1"><text:span text:style-name="T1">Delimiter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7.2cm" svg:height="2.2cm" svg:x="9.4cm" svg:y="7cm">
          <text:p text:style-name="P1">Ouverture du fichier</text:p>
          <text:p text:style-name="P1"><text:span text:style-name="T1">Input : file</text:span></text:p>
          <text:p text:style-name="P1"><text:span text:style-name="T1">Ouput:ifstrea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7.163cm" svg:height="2.2cm" svg:x="9.437cm" svg:y="10.2cm">
          <text:p text:style-name="P1">Extract a line</text:p>
          <text:p text:style-name="P1"><text:span text:style-name="T1">Input : ifstream</text:span></text:p>
          <text:p text:style-name="P1"><text:span text:style-name="T1">Output : string (lin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7.6cm" svg:height="2.2cm" svg:x="9.2cm" svg:y="13.2cm">
          <text:p text:style-name="P1">Parser</text:p>
          <text:p text:style-name="P1"><text:span text:style-name="T1">Input : line</text:span></text:p>
          <text:p text:style-name="P1"><text:span text:style-name="T1">Output : 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8.6cm" svg:height="1.6cm" svg:x="8.7cm" svg:y="16.4cm">
          <text:p text:style-name="P1">Push in the vector of vec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7.3cm" svg:y1="17.2cm" svg:x2="20.2cm" svg:y2="15.1cm" draw:start-shape="id22" draw:start-glue-point="1" draw:end-shape="id23" draw:end-glue-point="6" svg:d="M17300 17200h2900v-2100" svg:viewBox="0 0 2901 2101">
          <text:p/>
        </draw:connector>
        <draw:connector draw:style-name="gr3" draw:text-style-name="P1" draw:layer="layout" svg:x1="13cm" svg:y1="6.4cm" svg:x2="13cm" svg:y2="7cm" draw:start-shape="id24" draw:start-glue-point="2" draw:end-shape="id25" draw:end-glue-point="0" svg:d="M13000 6400v600" svg:viewBox="0 0 1 601">
          <text:p/>
        </draw:connector>
        <draw:connector draw:style-name="gr3" draw:text-style-name="P1" draw:layer="layout" svg:x1="13cm" svg:y1="9.2cm" svg:x2="13.018cm" svg:y2="10.2cm" draw:start-shape="id25" draw:start-glue-point="2" draw:end-shape="id26" draw:end-glue-point="0" svg:d="M13000 9200v500h18v500" svg:viewBox="0 0 19 1001">
          <text:p/>
        </draw:connector>
        <draw:connector draw:style-name="gr3" draw:text-style-name="P1" draw:layer="layout" svg:x1="13.018cm" svg:y1="12.4cm" svg:x2="13cm" svg:y2="13.2cm" draw:start-shape="id26" draw:start-glue-point="2" draw:end-shape="id27" draw:end-glue-point="0" svg:d="M13018 12400v400h-18v400" svg:viewBox="0 0 19 801">
          <text:p/>
        </draw:connector>
        <draw:connector draw:style-name="gr9" draw:text-style-name="P1" draw:layer="layout" svg:x1="13cm" svg:y1="15.4cm" svg:x2="13cm" svg:y2="16.4cm" draw:start-shape="id27" draw:start-glue-point="2" draw:end-shape="id22" draw:end-glue-point="0" svg:d="M13000 15400v1000" svg:viewBox="0 0 1 1001">
          <text:p/>
        </draw:connector>
        <draw:custom-shape draw:style-name="gr2" draw:text-style-name="P1" xml:id="id23" draw:id="id23" draw:layer="layout" svg:width="1.2cm" svg:height="1.6cm" svg:x="19.6cm" svg:y="13.5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5.959cm" svg:height="0.962cm" svg:x="21.2cm" svg:y="14cm">
          <draw:text-box>
            <text:p>While line in the file</text:p>
          </draw:text-box>
        </draw:frame>
        <draw:connector draw:style-name="gr3" draw:text-style-name="P1" draw:layer="layout" svg:x1="19.6cm" svg:y1="14.3cm" svg:x2="16.8cm" svg:y2="14.3cm" draw:start-shape="id23" draw:start-glue-point="5" draw:end-shape="id27" draw:end-glue-point="1" svg:d="M19600 14300h-2800" svg:viewBox="0 0 2801 1">
          <text:p/>
        </draw:connector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1T19">
        <draw:frame presentation:style-name="pr1" draw:layer="layout" svg:width="25.199cm" svg:height="3.506cm" svg:x="1.4cm" svg:y="0.837cm" presentation:class="title">
          <draw:text-box>
            <text:p>stringToFloat</text:p>
          </draw:text-box>
        </draw:frame>
        <draw:custom-shape draw:style-name="gr2" draw:text-style-name="P1" xml:id="id28" draw:id="id28" draw:layer="layout" svg:width="3cm" svg:height="1.6cm" svg:x="7.9cm" svg:y="7.6cm">
          <text:p text:style-name="P1">Input</text:p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2.2cm" svg:height="3cm" svg:x="18.3cm" svg:y="6.9cm">
          <text:p text:style-name="P2"><text:span text:style-name="T1">Output </text:span></text:p>
          <text:p text:style-name="P2"><text:span text:style-name="T1">floa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9cm" svg:y1="8.4cm" svg:x2="18.3cm" svg:y2="8.4cm" draw:start-shape="id28" draw:start-glue-point="1" draw:end-shape="id29" draw:end-glue-point="3" svg:d="M10900 8400h7400" svg:viewBox="0 0 7401 1">
          <text:p/>
        </draw:connector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1T19">
        <draw:frame presentation:style-name="pr1" draw:layer="layout" svg:width="25.199cm" svg:height="3.506cm" svg:x="1.201cm" svg:y="0.094cm" presentation:class="title" presentation:user-transformed="true">
          <draw:text-box>
            <text:p>vecteurStringTofloatArray</text:p>
          </draw:text-box>
        </draw:frame>
        <draw:custom-shape draw:style-name="gr2" draw:text-style-name="P1" xml:id="id32" draw:id="id32" draw:layer="layout" svg:width="5cm" svg:height="2.6cm" svg:x="8.4cm" svg:y="11cm">
          <text:p text:style-name="P1">StringToFloat</text:p>
          <text:p text:style-name="P1"><text:span text:style-name="T1">Input : element</text:span></text:p>
          <text:p text:style-name="P1"><text:span text:style-name="T1">Ouput : flo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layout" svg:width="8cm" svg:height="2.2cm" svg:x="7cm" svg:y="3.4cm">
          <text:p text:style-name="P1">Input</text:p>
          <text:p text:style-name="P1"><text:span text:style-name="T1">String vector, float 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10.4cm" svg:height="1.6cm" svg:x="5.8cm" svg:y="7.8cm">
          <text:p text:style-name="P1">Extract element (string) from vect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cm" svg:y1="5.6cm" svg:x2="11cm" svg:y2="7.8cm" draw:start-shape="id30" draw:start-glue-point="2" draw:end-shape="id31" svg:d="M11000 5600v2200" svg:viewBox="0 0 1 2201">
          <text:p/>
        </draw:connector>
        <draw:connector draw:style-name="gr3" draw:text-style-name="P1" draw:layer="layout" svg:x1="11cm" svg:y1="9.4cm" svg:x2="10.9cm" svg:y2="11cm" draw:start-shape="id31" draw:start-glue-point="2" draw:end-shape="id32" svg:d="M11000 9400v800h-100v800" svg:viewBox="0 0 101 1601">
          <text:p/>
        </draw:connector>
        <draw:custom-shape draw:style-name="gr2" draw:text-style-name="P1" xml:id="id33" draw:id="id33" draw:layer="layout" svg:width="4.6cm" svg:height="1.8cm" svg:x="8.6cm" svg:y="14.6cm">
          <text:p text:style-name="P1">Float → arra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9cm" svg:y1="13.6cm" svg:x2="10.9cm" svg:y2="14.6cm" draw:start-shape="id32" draw:start-glue-point="2" draw:end-shape="id33" draw:end-glue-point="0" svg:d="M10900 13600v1000" svg:viewBox="0 0 1 1001">
          <text:p/>
        </draw:connector>
        <draw:custom-shape draw:style-name="gr2" draw:text-style-name="P1" xml:id="id34" draw:id="id34" draw:layer="layout" svg:width="1.8cm" svg:height="1.6cm" svg:x="17.2cm" svg:y="12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" draw:layer="layout" svg:width="4.718cm" svg:height="0.963cm" svg:x="13.082cm" svg:y="13.437cm">
          <draw:text-box>
            <text:p text:style-name="P1">N = vector size</text:p>
          </draw:text-box>
        </draw:frame>
        <draw:connector draw:style-name="gr3" draw:text-style-name="P1" draw:layer="layout" svg:x1="13.2cm" svg:y1="15.5cm" svg:x2="18.1cm" svg:y2="13.8cm" draw:start-shape="id33" draw:start-glue-point="1" draw:end-shape="id34" draw:end-glue-point="6" svg:d="M13200 15500h4900v-1700" svg:viewBox="0 0 4901 1701">
          <text:p/>
        </draw:connector>
        <draw:connector draw:style-name="gr3" draw:text-style-name="P1" draw:layer="layout" svg:x1="18.1cm" svg:y1="12.2cm" svg:x2="16.2cm" svg:y2="8.6cm" draw:start-shape="id34" draw:start-glue-point="4" draw:end-shape="id31" draw:end-glue-point="1" svg:d="M18100 12200v-3600h-1900" svg:viewBox="0 0 1901 3601">
          <text:p/>
        </draw:connector>
        <draw:frame draw:style-name="gr6" draw:layer="layout" svg:width="1.522cm" svg:height="0.962cm" svg:x="19.478cm" svg:y="13.038cm">
          <draw:text-box>
            <text:p>vrai</text:p>
          </draw:text-box>
        </draw:frame>
        <draw:frame draw:style-name="gr6" draw:layer="layout" svg:width="1.7cm" svg:height="0.962cm" svg:x="16.2cm" svg:y="11cm">
          <draw:text-box>
            <text:p>faux</text:p>
          </draw:text-box>
        </draw:frame>
        <draw:custom-shape draw:style-name="gr11" draw:text-style-name="P1" xml:id="id35" draw:id="id35" draw:layer="layout" svg:width="1.2cm" svg:height="1cm" svg:x="23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cm" svg:y1="13cm" svg:x2="23.8cm" svg:y2="13cm" draw:start-shape="id34" draw:start-glue-point="7" draw:end-shape="id35" draw:end-glue-point="6" svg:d="M19000 13000h4800" svg:viewBox="0 0 4801 1">
          <text:p/>
        </draw:connector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1-title" draw:layer="backgroundobjects" svg:width="0cm" svg:height="0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5-22T11:02:49.242842923</meta:creation-date>
    <dc:date>2015-05-22T17:46:31.325302475</dc:date>
    <dc:creator>exopole </dc:creator>
    <meta:editing-duration>PT6H23M49S</meta:editing-duration>
    <meta:editing-cycles>9</meta:editing-cycles>
    <meta:generator>LibreOffice/4.2.8.2$Linux_X86_64 LibreOffice_project/420m0$Build-2</meta:generator>
    <meta:document-statistic meta:object-count="138"/>
  </office:meta>
</office:document-meta>
</file>